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5000001B60C393208457ABD86.png" manifest:media-type="image/png"/>
  <manifest:file-entry manifest:full-path="Pictures/10000001000001400000028F9FC413077AE94C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1198" officeooo:paragraph-rsid="0005119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EXERCISE 4B OUTPUTS</text:p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8.467cm" svg:height="17.33cm" draw:z-index="0"><draw:image xlink:href="Pictures/10000001000001400000028F9FC413077AE94CC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2" text:anchor-type="char" svg:width="10.292cm" svg:height="11.589cm" draw:z-index="1"><draw:image xlink:href="Pictures/1000000100000185000001B60C393208457ABD8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2T15:59:17.195758468</meta:creation-date>
    <dc:date>2025-09-02T16:03:27.307728501</dc:date>
    <meta:editing-duration>PT4M11S</meta:editing-duration>
    <meta:editing-cycles>1</meta:editing-cycles>
    <meta:document-statistic meta:table-count="0" meta:image-count="2" meta:object-count="0" meta:page-count="2" meta:paragraph-count="1" meta:word-count="3" meta:character-count="19" meta:non-whitespace-character-count="17"/>
    <meta:generator>LibreOffice/7.3.7.2$Linux_X86_64 LibreOffice_project/30$Build-2</meta:generator>
  </office:meta>
</office:document-meta>
</file>